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.18cm" fo:min-width="1.72cm"/>
      <style:paragraph-properties style:writing-mode="lr-tb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8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50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.54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77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1.599cm" fo:min-width="2.343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705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2.343cm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1.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64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887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599cm" fo:min-width="2.3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6" style:family="graphic" style:parent-style-name="standard">
      <style:graphic-properties draw:textarea-horizontal-align="justify" draw:textarea-vertical-align="middle" draw:auto-grow-height="false" fo:min-height="0.006cm" fo:min-width="4.173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3.20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83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872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cc99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ffcc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cm" svg:height="1.43cm" svg:x="4.915cm" svg:y="4.575cm">
          <text:p text:style-name="P1"><text:span text:style-name="T1">Generic</text:span></text:p>
          <text:p text:style-name="P1"><text:span text:style-name="T1">Text 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5cm" svg:height="1.67cm" svg:x="8.98cm" svg:y="4.44cm">
          <text:p text:style-name="P1"><text:span text:style-name="T1">Movement </text:span></text:p>
          <text:p text:style-name="P1"><text:span text:style-name="T1">Source File</text:span></text:p>
          <text:p text:style-name="P1"><text:span text:style-name="T1">“</text:span><text:span text:style-name="T1">script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15cm" svg:height="0.44cm" svg:x="7.135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015cm" svg:height="0.03cm" svg:x="15.24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145cm" svg:height="0.44cm" draw:transform="rotate (-1.5707963267949) translate (10.66cm 6.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331cm" svg:height="0.44cm" draw:transform="rotate (-0.610341639422418) translate (11.455cm 8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688cm" svg:height="0.44cm" draw:transform="rotate (-2.11289559246434) translate (9.94cm 9.1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843cm" svg:height="1.849cm" svg:x="9.115cm" svg:y="7.296cm">
          <text:p text:style-name="P1"><text:span text:style-name="T1">Movement</text:span></text:p>
          <text:p text:style-name="P1"><text:span text:style-name="T1">Compi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05cm" svg:y="10.475cm">
          <text:p text:style-name="P1"><text:span text:style-name="T1">Error and</text:span></text:p>
          <text:p text:style-name="P1"><text:span text:style-name="T1">Warning Li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2.505cm" svg:y="13.706cm">
          <text:p text:style-name="P1"><text:span text:style-name="T1">Validation and</text:span></text:p>
          <text:p text:style-name="P1"><text:span text:style-name="T1">Performance</text:span></text:p>
          <text:p text:style-name="P1"><text:span text:style-name="T1"><text:s/></text:span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8cm" svg:height="1.849cm" svg:x="6.33cm" svg:y="13.725cm">
          <text:p text:style-name="P1"><text:span text:style-name="T1">MQTT.f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9.785cm" svg:y="13.706cm">
          <text:p text:style-name="P1"><text:span text:style-name="T1">Visualization</text:span></text:p>
          <text:p text:style-name="P1"><text:span text:style-name="T1">And</text:span></text:p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5cm" svg:height="0.44cm" draw:transform="rotate (-0.694815575218943) translate (9.242cm 11.8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7.92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843cm" svg:height="1.849cm" svg:x="6.33cm" svg:y="17.111cm">
          <text:p text:style-name="P1"><text:span text:style-name="T1">Execution</text:span></text:p>
          <text:p text:style-name="P1"><text:span text:style-name="T1"><text:s/></text:span><text:span text:style-name="T1">in rob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13.632cm" svg:y="13.706cm">
          <text:p text:style-name="P1"><text:span text:style-name="T1">Script</text:span></text:p>
          <text:p text:style-name="P1"><text:span text:style-name="T1">Reformat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207cm" svg:height="0.44cm" draw:transform="rotate (-2.57924756859722) translate (7.743cm 12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5.34cm" svg:height="0.51cm" draw:transform="rotate (-0.331088959103324) translate (9.901cm 11.7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05cm" svg:height="1.67cm" svg:x="7.235cm" svg:y="10.475cm">
          <text:p text:style-name="P1"><text:span text:style-name="T1">MQTT.fx</text:span></text:p>
          <text:p text:style-name="P1"><text:span text:style-name="T1">.JS Script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44cm" svg:y="17.105cm">
          <text:p text:style-name="P1"><text:span text:style-name="T1">Embeddable</text:span></text:p>
          <text:p text:style-name="P1"><text:span text:style-name="T1">robot</text:span></text:p>
          <text:p text:style-name="P1"><text:span text:style-name="T1">C++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85cm" svg:height="0.44cm" draw:transform="rotate (-1.5707963267949) translate (15.24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8.36cm 12.1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705cm" svg:height="1.67cm" svg:x="4.05cm" svg:y="7.46cm">
          <text:p text:style-name="P1"><text:span text:style-name="T1">Symbol Definitions</text:span></text:p>
          <text:p text:style-name="P1"><text:span text:style-name="T1">“</text:span><text:span text:style-name="T1">symbols.txt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cm" svg:height="0.44cm" draw:transform="rotate (-1.5707963267949) translate (6.225cm 6.0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.295cm" svg:height="0.44cm" svg:x="7.79cm" svg:y="7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05cm" svg:height="1.67cm" svg:x="13.53cm" svg:y="7.315cm">
          <text:p text:style-name="P1"><text:span text:style-name="T1">MQTT script </text:span></text:p>
          <text:p text:style-name="P1"><text:span text:style-name="T1">template file</text:span></text:p>
          <text:p text:style-name="P1"><text:span text:style-name="T1">“</text:span><text:span text:style-name="T1">template.txt”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67cm" svg:height="0.44cm" draw:transform="rotate (-3.14159265358979) translate (13.535cm 8.3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6T09:55:02.132000000</meta:creation-date>
    <dc:date>2022-04-21T14:08:01.241000000</dc:date>
    <meta:editing-duration>PT1H14M36S</meta:editing-duration>
    <meta:editing-cycles>7</meta:editing-cycles>
    <meta:generator>LibreOffice/7.1.8.1$Windows_X86_64 LibreOffice_project/e1f30c802c3269a1d052614453f260e49458c82c</meta:generator>
    <meta:document-statistic meta:object-count="27"/>
  </office:meta>
</office:document-meta>
</file>